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d708"/>
    </style:style>
    <style:style style:name="T2" style:family="text">
      <style:text-properties officeooo:rsid="0008e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Réaliser une analyse exploratoire de données :</text:span></text:p>
      <text:p text:style-name="Standard"><text:a xlink:type="simple" xlink:href="https://openclassrooms.com/en/courses/4525281-realisez-une-analyse-exploratoire-de-donnees" text:style-name="Internet_20_link" text:visited-style-name="Visited_20_Internet_20_Link">https://openclassrooms.com/en/courses/4525281-realisez-une-analyse-exploratoire-de-donnees</text:a></text:p>
      <text:p text:style-name="Standard"/>
      <text:p text:style-name="Standard">- <text:span text:style-name="T2">Nettoyage de données : </text:span></text:p>
      <text:p text:style-name="Standard"><text:a xlink:type="simple" xlink:href="https://www.geotab.com/fr/blog/le-nettoyage-des-donnees/" text:style-name="Internet_20_link" text:visited-style-name="Visited_20_Internet_20_Link">https://www.geotab.com/fr/blog/le-nettoyage-des-donnees/</text:a></text:p>
      <text:p text:style-name="Standard"/>
      <text:p text:style-name="Standard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12:18.130595078</meta:creation-date>
    <dc:date>2022-02-22T09:15:52.457751242</dc:date>
    <meta:editing-duration>PT1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6" meta:character-count="221" meta:non-whitespace-character-count="208"/>
  </office:meta>
</office:document-meta>
</file>